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IN-CEILING SUBWOOFER</text:span></text:p>
      <text:p text:style-name="Text_20_body">The C200B is a dedicated bass driver with a hefty 8” woofer.</text:p>
      <text:p text:style-name="Text_20_body">Using a dedicated subwoofer provides optimum bass performance, and ensures you get an audiophile sound from the most discreet speakers.</text:p>
      <text:p text:style-name="Standard"/>
      <text:p text:style-name="Standard"/>
      <text:p text:style-name="Standard"/>
      <text:p text:style-name="Standard"/>
      <text:p text:style-name="Standard"/>
      <text:p text:style-name="Text_20_body">The C200B is optimised for integration.</text:p>
      <text:p text:style-name="Text_20_body"><text:span text:style-name="Strong_20_Emphasis">Features</text:span></text:p>
      <text:list xml:id="list9100801284742670992" text:style-name="L1">
        <text:list-item>
          <text:p text:style-name="P3">Uses a passive inline, simplifying connection into existing wiring </text:p>
        </text:list-item>
        <text:list-item>
          <text:p text:style-name="P3">Low profile for space constrained installations </text:p>
        </text:list-item>
        <text:list-item>
          <text:p text:style-name="P1">Paper cone woofer impregnated with moisture retardant coating, which also improves rigidity </text:p>
        </text:list-item>
      </text:list>
      <text:p text:style-name="Text_20_body"><text:span text:style-name="Strong_20_Emphasis">Specification</text:span></text:p>
      <text:list xml:id="list6810230349504298640" text:style-name="L2">
        <text:list-item>
          <text:p text:style-name="P4">Frequency response: 50Hz – 300Hz </text:p>
        </text:list-item>
        <text:list-item>
          <text:p text:style-name="P4">Impendance: 4 Ohms </text:p>
        </text:list-item>
        <text:list-item>
          <text:p text:style-name="P4">Drivers: 1 x 8’’ (203mm) woofer </text:p>
        </text:list-item>
        <text:list-item>
          <text:p text:style-name="P4">Dimensions (H x D): 100 x Ø 275mm (3.9 x 10.8’’) </text:p>
        </text:list-item>
        <text:list-item>
          <text:p text:style-name="P4">Mounting hole required: Ø 246mm (9.7’’) </text:p>
        </text:list-item>
        <text:list-item>
          <text:p text:style-name="P2">Weight: 2.31kg (5.09lbs)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0S</meta:editing-duration>
    <meta:editing-cycles>4</meta:editing-cycles>
    <meta:generator>OpenOffice/4.1.1$Win32 OpenOffice.org_project/411m6$Build-9775</meta:generator>
    <dc:date>2018-01-29T22:05:31.24</dc:date>
    <dc:creator>Marti </dc:creator>
    <meta:document-statistic meta:table-count="0" meta:image-count="0" meta:object-count="0" meta:page-count="1" meta:paragraph-count="15" meta:word-count="112" meta:character-count="689"/>
    <meta:user-defined meta:name="Info 1"/>
    <meta:user-defined meta:name="Info 2"/>
    <meta:user-defined meta:name="Info 3"/>
    <meta:user-defined meta:name="Info 4"/>
  </office:meta>
</office:document-meta>
</file>